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700" officeooo:paragraph-rsid="001d4700"/>
    </style:style>
    <style:style style:name="P2" style:family="paragraph" style:parent-style-name="Standard">
      <style:text-properties officeooo:rsid="00207c15" officeooo:paragraph-rsid="00207c15"/>
    </style:style>
    <style:style style:name="P3" style:family="paragraph" style:parent-style-name="Standard">
      <style:text-properties officeooo:rsid="002aca6a" officeooo:paragraph-rsid="002aca6a"/>
    </style:style>
    <style:style style:name="P4" style:family="paragraph" style:parent-style-name="Standard">
      <style:text-properties fo:font-variant="normal" fo:text-transform="none" fo:color="#000000" style:font-name="Liberation Serif" fo:font-size="12pt" fo:letter-spacing="normal" fo:font-style="normal" fo:font-weight="normal" officeooo:rsid="001d4700" officeooo:paragraph-rsid="001d4700" style:font-size-asian="12pt" style:font-size-complex="12pt"/>
    </style:style>
    <style:style style:name="P5" style:family="paragraph" style:parent-style-name="Standard">
      <style:text-properties fo:font-variant="normal" fo:text-transform="none" fo:color="#000000" style:font-name="Liberation Serif" fo:font-size="12pt" fo:letter-spacing="normal" fo:font-style="normal" fo:font-weight="normal" officeooo:paragraph-rsid="0035e81b"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officeooo:rsid="0036c6c2" officeooo:paragraph-rsid="0036c6c2" style:font-size-asian="12pt" style:font-size-complex="12pt"/>
    </style:style>
    <style:style style:name="P7" style:family="paragraph" style:parent-style-name="Standard">
      <style:text-properties fo:font-variant="normal" fo:text-transform="none" fo:color="#3d464d" style:font-name="Source Serif Pro" fo:font-size="13.5pt" fo:letter-spacing="normal" fo:font-style="normal" fo:font-weight="normal" officeooo:paragraph-rsid="00382c33"/>
    </style:style>
    <style:style style:name="P8" style:family="paragraph" style:parent-style-name="Standard">
      <style:text-properties fo:color="#000000" officeooo:rsid="001d4700" officeooo:paragraph-rsid="001d4700"/>
    </style:style>
    <style:style style:name="P9" style:family="paragraph" style:parent-style-name="Standard">
      <style:text-properties officeooo:rsid="001e7c20" officeooo:paragraph-rsid="001e7c20"/>
    </style:style>
    <style:style style:name="P10" style:family="paragraph" style:parent-style-name="Standard">
      <style:text-properties officeooo:rsid="002deaf6" officeooo:paragraph-rsid="002deaf6"/>
    </style:style>
    <style:style style:name="P11" style:family="paragraph" style:parent-style-name="Standard">
      <style:text-properties officeooo:rsid="002e1767" officeooo:paragraph-rsid="002e1767"/>
    </style:style>
    <style:style style:name="P12" style:family="paragraph" style:parent-style-name="Standard">
      <style:text-properties officeooo:rsid="002f2158" officeooo:paragraph-rsid="002f2158"/>
    </style:style>
    <style:style style:name="P13" style:family="paragraph" style:parent-style-name="Standard">
      <style:text-properties officeooo:rsid="002f2158" officeooo:paragraph-rsid="001d4700"/>
    </style:style>
    <style:style style:name="P14" style:family="paragraph" style:parent-style-name="Standard">
      <style:text-properties officeooo:paragraph-rsid="00207c15"/>
    </style:style>
    <style:style style:name="P15" style:family="paragraph" style:parent-style-name="Standard">
      <style:text-properties officeooo:rsid="0035e81b" officeooo:paragraph-rsid="0035e81b"/>
    </style:style>
    <style:style style:name="P16" style:family="paragraph" style:parent-style-name="Standard">
      <style:text-properties fo:font-variant="normal" fo:text-transform="none" fo:color="#000000" style:font-name="Liberation Serif" fo:font-size="12pt" fo:letter-spacing="normal" fo:font-style="normal" fo:font-weight="normal" officeooo:paragraph-rsid="0024e730"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paragraph-rsid="0036c6c2"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36c6c2" officeooo:paragraph-rsid="0036c6c2"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382c33" officeooo:paragraph-rsid="00382c33" style:font-size-asian="12pt" style:font-size-complex="12pt"/>
    </style:style>
    <style:style style:name="P20" style:family="paragraph" style:parent-style-name="Standard">
      <style:text-properties fo:font-variant="normal" fo:text-transform="none" fo:color="#3d464d" style:font-name="Source Serif Pro" fo:font-size="13.5pt" fo:letter-spacing="normal" fo:font-style="normal" fo:font-weight="normal" officeooo:paragraph-rsid="00382c33"/>
    </style:style>
    <style:style style:name="P21" style:family="paragraph" style:parent-style-name="Standard">
      <style:text-properties fo:font-variant="normal" fo:text-transform="none" fo:color="#3d464d" style:font-name="Source Serif Pro" fo:font-size="13.5pt" fo:letter-spacing="normal" fo:font-style="normal" fo:font-weight="normal" officeooo:rsid="003b3081" officeooo:paragraph-rsid="003b3081"/>
    </style:style>
    <style:style style:name="P22" style:family="paragraph" style:parent-style-name="Standard">
      <style:text-properties fo:font-variant="normal" fo:text-transform="none" fo:color="#3d464d" style:font-name="Source Serif Pro" fo:font-size="13.5pt" fo:letter-spacing="normal" fo:font-style="normal" fo:font-weight="normal" officeooo:rsid="00416b5b" officeooo:paragraph-rsid="0043fa84"/>
    </style:style>
    <style:style style:name="P23" style:family="paragraph" style:parent-style-name="Standard">
      <style:text-properties fo:font-variant="normal" fo:text-transform="none" fo:color="#3d464d" style:font-name="Source Serif Pro" fo:font-size="13.5pt" fo:letter-spacing="normal" fo:font-style="normal" fo:font-weight="normal" officeooo:rsid="0049925a" officeooo:paragraph-rsid="0049925a"/>
    </style:style>
    <style:style style:name="P24" style:family="paragraph" style:parent-style-name="Standard">
      <style:text-properties fo:font-variant="normal" fo:text-transform="none" fo:color="#3d464d" style:font-name="Source Serif Pro" fo:font-size="13.5pt" fo:letter-spacing="normal" fo:font-style="normal" fo:font-weight="normal" officeooo:rsid="0015e1f5" officeooo:paragraph-rsid="0051f7f7"/>
    </style:style>
    <style:style style:name="P25" style:family="paragraph" style:parent-style-name="Standard">
      <style:text-properties fo:font-variant="normal" fo:text-transform="none" fo:color="#3d464d" style:font-name="Source Serif Pro" fo:font-size="13.5pt" fo:letter-spacing="normal" fo:font-style="normal" fo:font-weight="normal" officeooo:rsid="0052c40d" officeooo:paragraph-rsid="0052c40d"/>
    </style:style>
    <style:style style:name="P26" style:family="paragraph" style:parent-style-name="Standard">
      <style:text-properties fo:font-variant="normal" fo:text-transform="none" fo:color="#3d464d" style:font-name="Source Serif Pro" fo:font-size="13.5pt" fo:letter-spacing="normal" fo:font-style="normal" fo:font-weight="normal" officeooo:rsid="0055778c" officeooo:paragraph-rsid="0055778c"/>
    </style:style>
    <style:style style:name="P27" style:family="paragraph" style:parent-style-name="Standard">
      <style:text-properties fo:font-variant="normal" fo:text-transform="none" fo:color="#3d464d" style:font-name="Source Serif Pro" fo:font-size="13.5pt" fo:letter-spacing="normal" fo:font-style="normal" fo:font-weight="normal" officeooo:rsid="0057308f" officeooo:paragraph-rsid="0057308f"/>
    </style:style>
    <style:style style:name="P28" style:family="paragraph" style:parent-style-name="Standard">
      <style:text-properties fo:font-variant="normal" fo:text-transform="none" fo:color="#3d464d" style:font-name="Source Serif Pro" fo:font-size="13.5pt" fo:letter-spacing="normal" fo:font-style="normal" fo:font-weight="normal" officeooo:rsid="005743a9" officeooo:paragraph-rsid="005743a9"/>
    </style:style>
    <style:style style:name="P29" style:family="paragraph" style:parent-style-name="Standard">
      <style:text-properties fo:font-variant="normal" fo:text-transform="none" fo:color="#55308d" style:font-name="Source Serif Pro" fo:font-size="13.5pt" fo:letter-spacing="normal" fo:font-style="normal" fo:font-weight="normal" officeooo:rsid="00416b5b" officeooo:paragraph-rsid="0043fa84"/>
    </style:style>
    <style:style style:name="P30" style:family="paragraph" style:parent-style-name="Standard">
      <style:text-properties officeooo:rsid="0015e1f5" officeooo:paragraph-rsid="0051f7f7"/>
    </style:style>
    <style:style style:name="T1" style:family="text">
      <style:text-properties officeooo:rsid="00225d65"/>
    </style:style>
    <style:style style:name="T2" style:family="text">
      <style:text-properties officeooo:rsid="0035e81b"/>
    </style:style>
    <style:style style:name="T3" style:family="text">
      <style:text-properties fo:color="#000000" style:font-name="Liberation Serif" fo:font-size="12pt" style:font-size-asian="12pt" style:font-size-complex="12pt"/>
    </style:style>
    <style:style style:name="T4" style:family="text">
      <style:text-properties fo:color="#000000" style:font-name="Liberation Serif" fo:font-size="12pt" officeooo:rsid="0036c6c2" style:font-size-asian="12pt" style:font-size-complex="12pt"/>
    </style:style>
    <style:style style:name="T5" style:family="text">
      <style:text-properties fo:color="#000000" style:font-name="Liberation Serif" fo:font-size="12pt" officeooo:rsid="00382c33" style:font-size-asian="12pt" style:font-size-complex="12pt"/>
    </style:style>
    <style:style style:name="T6" style:family="text">
      <style:text-properties fo:color="#000000" style:font-name="Liberation Serif" fo:font-size="12pt" officeooo:rsid="003c05c4" style:font-size-asian="12pt" style:font-size-complex="12pt"/>
    </style:style>
    <style:style style:name="T7" style:family="text">
      <style:text-properties fo:color="#000000" style:font-name="Liberation Serif" fo:font-size="12pt" officeooo:rsid="0042ca62" style:font-size-asian="12pt" style:font-size-complex="12pt"/>
    </style:style>
    <style:style style:name="T8" style:family="text">
      <style:text-properties fo:color="#000000" style:font-name="Liberation Serif" fo:font-size="12pt" officeooo:rsid="0043fa84" style:font-size-asian="12pt" style:font-size-complex="12pt"/>
    </style:style>
    <style:style style:name="T9" style:family="text">
      <style:text-properties fo:color="#000000" style:font-name="Liberation Serif" fo:font-size="12pt" officeooo:rsid="004a90f4" style:font-size-asian="12pt" style:font-size-complex="12pt"/>
    </style:style>
    <style:style style:name="T10" style:family="text">
      <style:text-properties officeooo:rsid="0036c6c2"/>
    </style:style>
    <style:style style:name="T11" style:family="text">
      <style:text-properties fo:color="#158466" style:font-name="Liberation Serif" fo:font-size="12pt" officeooo:rsid="0036c6c2" style:font-size-asian="12pt" style:font-size-complex="12pt"/>
    </style:style>
    <style:style style:name="T12" style:family="text">
      <style:text-properties fo:color="#158466" style:font-name="Liberation Serif" fo:font-size="12pt" officeooo:rsid="00382c33" style:font-size-asian="12pt" style:font-size-complex="12pt"/>
    </style:style>
    <style:style style:name="T13" style:family="text">
      <style:text-properties fo:color="#395511" style:font-name="Liberation Serif" fo:font-size="12pt" officeooo:rsid="0043fa84" style:font-size-asian="12pt" style:font-size-complex="12pt"/>
    </style:style>
    <style:style style:name="T14" style:family="text">
      <style:text-properties style:font-name="Liberation Serif" fo:font-size="12pt" officeooo:rsid="0042ca62" style:font-size-asian="12pt" style:font-size-complex="12pt"/>
    </style:style>
    <style:style style:name="T15" style:family="text">
      <style:text-properties style:font-name="Liberation Serif" fo:font-size="12pt" officeooo:rsid="0043fa84"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 é usado quando queremos integrar aplicacões, por exemplo eu tenho uma aplicacão mobile no front-end e quero que ela se comunique com a minha aplicacão java no back-end, traduzindo ele simplica essa interacão para que n tenhamos dificuldades, para faz isso através de requisicões HTTP, a requisicão não vai mais gerar um html, e sim um JSON </text:p>
      <text:p text:style-name="P1"/>
      <text:p text:style-name="P4">Ele nada mais é do que um modelo de arquitetura para sistemas distribuídos. Toda a arquitetura que você tem em um sistema conversando com outro é um sistema distribuído</text:p>
      <text:p text:style-name="P8"/>
      <text:p text:style-name="P3">No REST em uma comunicacão cliente servidor um cliente não é sempre um cliente e um servidor não é sempre um servidor, já que ambos fazem requisicões, quem faz a requisicão é o cliente e quem recebe ela é o servidor <text:s/></text:p>
      <text:p text:style-name="P1"/>
      <text:p text:style-name="P1">Tipos de Requisicão</text:p>
      <text:p text:style-name="P1"/>
      <text:p text:style-name="P1">Get – faz buscas no banco de dados, nossa aplicacão vai mandar um JSON para o front-end</text:p>
      <text:p text:style-name="P1">Post – inseri dados nos bancos, nossa aplicacão vai receber um JSON do objeto</text:p>
      <text:p text:style-name="P9">Put – atualiza algum dado do banco </text:p>
      <text:p text:style-name="P10">Delete – deleta algum dado do banco </text:p>
      <text:p text:style-name="P1"/>
      <text:p text:style-name="P11">Mapeamento das requisicões</text:p>
      <text:p text:style-name="P11">@GetMapping</text:p>
      <text:p text:style-name="P11">@PostMapping</text:p>
      <text:p text:style-name="P11">@PutMapping</text:p>
      <text:p text:style-name="P12">@DeleteMapping</text:p>
      <text:p text:style-name="P13"/>
      <text:p text:style-name="P12">as Requisicões Post, Put e Delete devem acompanhar a anotacão @Transactional para serem commitadas. Em alguns bancos isso não é necessário mas é uma boa pratica para q n tenhamos erros de banco para banco</text:p>
      <text:p text:style-name="P1"/>
      <text:p text:style-name="P1"/>
      <text:p text:style-name="P1">Codigo 200 – é a resposta de que foi processado com sucesso</text:p>
      <text:p text:style-name="P1"/>
      <text:p text:style-name="P2">Para fazer um Rest aparentemente é a mesma coisa que um Controller más ao inves de usar @Controller você usa @RestController, por padrão colocamos os Rest dentro de um package chamad<text:span text:style-name="T1">o</text:span> “api” </text:p>
      <text:p text:style-name="P14"/>
      <text:p text:style-name="P15">Autenticacão no modelo REST</text:p>
      <text:p text:style-name="P15"/>
      <text:p text:style-name="P5"><text:span text:style-name="T2">Não é uma boa pratica no modelo REST a autenticação tradicional, com usuário e senha, e o servidor, sempre que o usuário efetua login, cria uma sessão para guardar essas informações, o </text:span>ideal é que a nossa autenticação seja stateless, <text:span text:style-name="T2">o</text:span>u seja, o cliente dispara uma requisição, leva todas as informações necessárias, o servidor processa, executa o que tem que executar, devolve a resposta e acabou, <text:span text:style-name="T2">em uma aplicacão web tradicional </text:span>Toda vez que o usuário vai se autenticar no sistema, ele entra no formulário de login, digita o e-mail, a senha, quando faz o login o sistema cria uma sessão e nessa session ele armazena as informações do usuário. Para o servidor conseguir diferenciar um do outro, <text:span text:style-name="T10">e isso consome memoria.</text:span></text:p>
      <text:p text:style-name="P5"/>
      <text:p text:style-name="P6">Como fazer a Autenticacão de maneira stateless. </text:p>
      <text:p text:style-name="P6"/>
      <text:p text:style-name="P16">Para fazer isso, vamos utilizar o JSON web token, uma tecnologia para geração de tokens e autenticação de maneira stateless.</text:p>
      <text:p text:style-name="P16"/>
      <text:p text:style-name="P16"><text:soft-page-break/>Para começar, precisamos usar alguma biblioteca em Java que siga esse modelo do JSON web token. Vamos utilizar uma biblioteca chamada jjwt. O primeiro passo é adicionar essa dependência no nosso projeto.</text:p>
      <text:p text:style-name="P16"/>
      <text:p text:style-name="P16">&lt;dependency&gt;</text:p>
      <text:p text:style-name="P16"><text:s text:c="8"/>&lt;groupId&gt;io.jsonwebtoken&lt;/groupId&gt;</text:p>
      <text:p text:style-name="P17"><text:s text:c="8"/>&lt;artifactId&gt;jjwt&lt;/artifactId&gt;</text:p>
      <text:p text:style-name="P6"><text:s text:c="8"/>&lt;version&gt;0.9.1&lt;/version&gt;</text:p>
      <text:p text:style-name="P17">&lt;/dependency&gt;</text:p>
      <text:p text:style-name="P17"/>
      <text:p text:style-name="P7"><text:span text:style-name="T4">Nas configuracões do Spring Security o projeto não pode receber mais um formulario padrão, ent </text:span><text:span text:style-name="T3">vamos tirar a parte de and().formLogin(), </text:span><text:span text:style-name="T5">n</text:span><text:span text:style-name="T3">ão vamos mais usar o formulário de login tradicional, porque senão ele vai criar sessão.</text:span><text:span text:style-name="T4"> E </text:span><text:span text:style-name="T5">agora</text:span><text:span text:style-name="T4"> adicionamos os metodos </text:span><text:span text:style-name="T11">.crsf().disable</text:span><text:span text:style-name="T12">()</text:span><text:span text:style-name="T4"> Csrf é uma abreviação para cross-site request forgery, que é um tipo de ataque hacker que acontece em aplicações web. Como vamos fazer autenticação via token, automaticamente nossa API está livre desse tipo de ataque., </text:span><text:span text:style-name="T5">na sequencia usamos .sessionManagement().sessionCreationPolicy(SessionCreationPolicy.STATELESS) Com isso, aviso para o Spring security que no nosso projeto, quando eu fizer autenticação, não é para criar sessão, porque vamos usar token.</text:span></text:p>
      <text:p text:style-name="P19"/>
      <text:p text:style-name="P7"><text:span text:style-name="T5">Uma desvantagem é q agora não teremos mais um formulario default criado pelo Spring </text:span><text:span text:style-name="T3">além de perder o formulário, também perdemos o controller, que fazia a parte de autenticação. Vamos ter que criar um.</text:span></text:p>
      <text:p text:style-name="P7"><text:span text:style-name="T3"/></text:p>
      <text:p text:style-name="P21"><text:span text:style-name="T3">Controller de Autenticacão </text:span></text:p>
      <text:p text:style-name="P21"><text:span text:style-name="T3"/></text:p>
      <text:p text:style-name="P21"><text:span text:style-name="T3">Padrão normal de controller com sua anotacão RestController, o metodo de autenticacão vai ser do tipo Post, e vai receber o Login(username e senha) como parametro, de RequestBody, não esqueca de usar DTOs , nossa classe vai precisar de uma outra classe chamada AuthenticationManager, mas por algum motivo essa classe não esta configurada para ser injetada com @AutoWired, para injetarmos essa classe nos voltamos para a classe de Config do Spring security e adicionamos o metodo AuthenticationManager(), e para esse metodo colocamos a anotacão @Bean, pós isso conseguimos injetar a classe. </text:span><text:span text:style-name="T6">Agora usando o AuthenticationManager, chamaremos um metodo dele chamado authenticate() ele recebe um UsernamePasswordAuthenticationToken que é uma classe que para instanciala você tem que passar o Username e a Senha como parametro, adicione o AuthenticationManager.authenticate(dadosLogin) a uma variavel. E faca um tratamento de erros, assim q o sistema passar por essa variavel ela vai chamar o seu service de Autenticacão com loadUserByUsername, se você tiver feito um if lá onde caso não ache o Usuario retorna um exceção esta na hora de tratar essa excessào, devolvendo um badRequest caso ache alguma excecão. Caso a resposta seja OK e deu tudo certo, você tem q devolver o token, como ainda não temos ele, vamos crialo..</text:span></text:p>
      <text:p text:style-name="P21"><text:span text:style-name="T6"/></text:p>
      <text:p text:style-name="P22"><text:span text:style-name="T6">A</text:span><text:span text:style-name="T3">pós termos o token em mão precisaremos fazer um filtro para dar um confere no tokem antes de chamar algum controller que exige Autenticacão, para fazermos esse filtro vamos fazer uma classe, por padrão de projeto algo com o nome terminado com “Filter” para ficar bem explicativo.</text:span><text:span text:style-name="T7"> </text:span><text:span text:style-name="T8">N</text:span><text:span text:style-name="T7">os temos que falar para o Spring sobre a existencia desse </text:span><text:span text:style-name="T8">nosso </text:span><text:span text:style-name="T7">filtro e para fazer isso nos vamos na nossa classe de configuracão de Spring Security e adicionamos no metodo configure </text:span><text:span text:style-name="T8">de autenticacão</text:span><text:span text:style-name="T7"> os metodo</text:span><text:span text:style-name="T8">s</text:span><text:span text:style-name="T7">:</text:span></text:p>
      <text:p text:style-name="P29"><text:span text:style-name="T14">and</text:span><text:span text:style-name="T15">()</text:span><text:span text:style-name="T14">.addFilterBefore(instanciaDoNossoFiltro, UsernamePasswordAuthenticationFilter.class);</text:span><text:span text:style-name="T15"> </text:span></text:p>
      <text:p text:style-name="P22"><text:span text:style-name="T13"/></text:p>
      <text:p text:style-name="P22"><text:span text:style-name="T8">O UsernamePassword… é um filtro padrão do Spring security, e ao passarmos o nosso filtro precimos falar qual vem antes dele, e esse é o caso, agr voltando para o nosso filtro ele</text:span><text:span text:style-name="T3"> deve </text:span><text:soft-page-break/><text:span text:style-name="T3">estender a classe OncePerRequestFilter, que é um filtro do spring q é chamado uma vez a cada requisicào, </text:span><text:span text:style-name="T7">essa classe vai ter um metodo que vem com ela, e nesse metodo nos vamos colocar nossa logica para conferir o tokem</text:span></text:p>
      <text:p text:style-name="P22"><text:span text:style-name="T7"/></text:p>
      <text:p text:style-name="P23"><text:span text:style-name="T7">V</text:span><text:span text:style-name="T3">alidar o Token </text:span></text:p>
      <text:p text:style-name="P23"><text:span text:style-name="T3"/></text:p>
      <text:p text:style-name="P23"><text:span text:style-name="T3">para validar o token nos vamos na classe service do token, e criamos um metodo que retorna um boolean, </text:span><text:span text:style-name="T9">nesse metodo tera a logica de validacão de token, usaremos esse metodo dentro do nosso filtro de autenticacão via token, para usar ele nos precisariamos injetar a classe TokenService, mas como não é possível injetar nessa classe já q ela n tem nenhuma anotacão de config nos vamos injetar ele no construtor do filtro</text:span></text:p>
      <text:p text:style-name="P23"><text:span text:style-name="T9"/></text:p>
      <text:p text:style-name="P30">Actuator</text:p>
      <text:p text:style-name="P30"/>
      <text:p text:style-name="P24"><text:span text:style-name="T9">O Spring Boot Actuator é uma API que serve para monitorar a nossa API principal, vê se tá tudo rodando e afins…</text:span></text:p>
      <text:p text:style-name="P24"><text:span text:style-name="T9"/></text:p>
      <text:p text:style-name="P25"><text:span text:style-name="T9">S</text:span><text:span text:style-name="T3">pring Boot Admin </text:span></text:p>
      <text:p text:style-name="P25"><text:span text:style-name="T3"/></text:p>
      <text:p text:style-name="P25"><text:span text:style-name="T3">É uma API criada por uma empresa alemã que oferece uma interface grafica para o actuator caso ninguém tenha feito.</text:span></text:p>
      <text:p text:style-name="P25"><text:span text:style-name="T3"/></text:p>
      <text:p text:style-name="P26"><text:span text:style-name="T3">Documentacão de API </text:span></text:p>
      <text:p text:style-name="P26"><text:span text:style-name="T3"/></text:p>
      <text:p text:style-name="P27"><text:span text:style-name="T3">Na documentacão da API nos passamos informacões sobre a nossa API, todo o tipo de informacão para que quem vai consumir nossos endpoints n fique perdido, para fazer essa documentacão existe algumas ferramentas que automatizam o processo, uma delas é o Swagger </text:span></text:p>
      <text:p text:style-name="P27"><text:span text:style-name="T3"/></text:p>
      <text:p text:style-name="P28"><text:span text:style-name="T3">Documentando via Swagger</text:span></text:p>
      <text:p text:style-name="P28"><text:span text:style-name="T3">existe uma biblioteca que vai ajudar a documentacão de APIs Rest utilizando Spring via Swagger, o nome dessa biblioteca é SpringFox</text:span></text:p>
      <text:p text:style-name="P28"><text:span text:style-name="T3"/></text:p>
      <text:p text:style-name="P28"><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erif Pro" svg:font-family="'Source Serif Pro',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9:16:09.512947828</meta:creation-date>
    <dc:date>2022-03-24T21:08:32.803930613</dc:date>
    <meta:editing-duration>PT5H55M28S</meta:editing-duration>
    <meta:editing-cycles>11</meta:editing-cycles>
    <meta:generator>LibreOffice/6.4.7.2$Linux_X86_64 LibreOffice_project/40$Build-2</meta:generator>
    <meta:document-statistic meta:table-count="0" meta:image-count="0" meta:object-count="0" meta:page-count="3" meta:paragraph-count="43" meta:word-count="1144" meta:character-count="7151" meta:non-whitespace-character-count="6008"/>
  </office:meta>
</office:document-meta>
</file>